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Sui Generis" svg:font-family="'Sui Generi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auto-grow-height="true" fo:min-height="23.82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1-title">
      <style:graphic-properties fo:min-height="3.506cm"/>
    </style:style>
    <style:style style:name="pr7" style:family="presentation" style:parent-style-name="Focus1-outline1">
      <style:graphic-properties fo:min-height="9.173cm"/>
    </style:style>
    <style:style style:name="pr8" style:family="presentation" style:parent-style-name="Focus1-notes">
      <style:graphic-properties draw:fill-color="#ffffff" fo:min-height="12.572cm"/>
    </style:style>
    <style:style style:name="pr9" style:family="presentation" style:parent-style-name="Focus2-title">
      <style:graphic-properties draw:auto-grow-height="true" fo:min-height="3.506cm"/>
    </style:style>
    <style:style style:name="pr10" style:family="presentation" style:parent-style-name="Focus2-outline1">
      <style:graphic-properties fo:min-height="11.929cm"/>
    </style:style>
    <style:style style:name="pr11" style:family="presentation" style:parent-style-name="Focus2-notes">
      <style:graphic-properties draw:fill-color="#ffffff" draw:auto-grow-height="true" fo:min-height="12.572cm"/>
    </style:style>
    <style:style style:name="pr12" style:family="presentation" style:parent-style-name="Focus2-title">
      <style:graphic-properties fo:min-height="3.506cm"/>
    </style:style>
    <style:style style:name="pr13" style:family="presentation" style:parent-style-name="Focus2-outline1">
      <style:graphic-properties fo:min-height="13.279cm"/>
    </style:style>
    <style:style style:name="pr14" style:family="presentation" style:parent-style-name="Focus2-notes">
      <style:graphic-properties draw:fill-color="#ffffff" fo:min-height="12.572cm"/>
    </style:style>
    <style:style style:name="pr15" style:family="presentation" style:parent-style-name="Focus3-title">
      <style:graphic-properties draw:auto-grow-height="true" fo:min-height="3.333cm"/>
    </style:style>
    <style:style style:name="pr16" style:family="presentation" style:parent-style-name="Focus3-outline1">
      <style:graphic-properties fo:min-height="11.929cm"/>
    </style:style>
    <style:style style:name="pr17" style:family="presentation" style:parent-style-name="Focus3-notes">
      <style:graphic-properties draw:fill-color="#ffffff" draw:auto-grow-height="true" fo:min-height="12.572cm"/>
    </style:style>
    <style:style style:name="pr18" style:family="presentation" style:parent-style-name="Focus3-title">
      <style:graphic-properties fo:min-height="3.333cm"/>
    </style:style>
    <style:style style:name="pr19" style:family="presentation" style:parent-style-name="Focus3-outline1">
      <style:graphic-properties fo:min-height="12.12cm"/>
    </style:style>
    <style:style style:name="pr20" style:family="presentation" style:parent-style-name="Focus3-notes">
      <style:graphic-properties draw:fill-color="#ffffff" fo:min-height="12.572cm"/>
    </style:style>
    <style:style style:name="P1" style:family="paragraph">
      <style:text-properties fo:color="#000000" style:font-name="Sui Generis" fo:font-size="30pt" fo:text-shadow="none"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T1" style:family="text">
      <style:text-properties fo:color="#000000" style:font-name="Sui Generis" fo:font-size="30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24.688cm" svg:height="23.821cm" svg:x="1.619cm" svg:y="-0.921cm" presentation:class="subtitle" presentation:user-transformed="true">
          <draw:text-box>
            <text:p><text:span text:style-name="T1">L.I.T.E.</text:span></text:p>
            <text:p><text:span text:style-name="T1">Limited Information</text:span></text:p>
            <text:p><text:span text:style-name="T1">Tetration Encry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What’s wrong with encryption?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Based on computational complexity</text:p>
              </text:list-item>
              <text:list-item>
                <text:p>Everything encrypted today will one day be decryptable</text:p>
              </text:list-item>
              <text:list-item>
                <text:p>The biggest funds can buy victory</text:p>
              </text:list-item>
              <text:list-item>
                <text:p>SHA1 has fallen and SHA256 is in doub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6" draw:layer="layout" svg:width="12.14cm" svg:height="3.506cm" svg:x="7.912cm" svg:y="3.839cm" presentation:class="title">
          <draw:text-box>
            <text:p>Can we fix it?</text:p>
          </draw:text-box>
        </draw:frame>
        <draw:frame presentation:style-name="pr7" draw:layer="layout" svg:width="12.244cm" svg:height="9.423cm" svg:x="7.911cm" svg:y="7.582cm" presentation:class="outline">
          <draw:text-box>
            <text:list text:style-name="L2">
              <text:list-item>
                <text:p>RSA dige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etration What is it?</text:p>
          </draw:text-box>
        </draw:frame>
        <draw:frame presentation:style-name="pr10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Incrementing ++</text:p>
              </text:list-item>
              <text:list-item>
                <text:p>Addition + (Repeated increment)</text:p>
              </text:list-item>
              <text:list-item>
                <text:p>Multiplication * (Repeated adds)</text:p>
              </text:list-item>
              <text:list-item>
                <text:p>Exponentiation / Power of ^ (Repeated multiply)</text:p>
              </text:list-item>
              <text:list-item>
                <text:p>Tetration / superexponentiation / hyperpower ⭡ (Repeated expon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12" draw:layer="layout" svg:width="18.313cm" svg:height="3.506cm" svg:x="4.903cm" svg:y="0.837cm" presentation:class="title" presentation:user-transformed="true">
          <draw:text-box>
            <text:p>How does it work?</text:p>
          </draw:text-box>
        </draw:frame>
        <draw:frame presentation:style-name="pr13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Just like private key cryptography</text:p>
              </text:list-item>
              <text:list-item>
                <text:p>Private key: eg 58⭡⭡47 – Not capable of being stored in this universe</text:p>
              </text:list-item>
              <text:list-item>
                <text:p>Public slice: 1000 digits</text:p>
              </text:list-item>
              <text:list-item>
                <text:p>Second order recursion</text:p>
              </text:list-item>
              <text:list-item>
                <text:p>Perfect forward security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Demonstration</text:p>
          </draw:text-box>
        </draw:frame>
        <draw:frame presentation:style-name="pr1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a xlink:href="https://github.com/ivelieu/LITE" xlink:type="simple">https://github.com/ivelieu/LITE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8" draw:layer="layout" svg:width="24.108cm" svg:height="3.333cm" svg:x="1.946cm" svg:y="1.239cm" presentation:class="title">
          <draw:text-box>
            <text:p>What we built</text:p>
          </draw:text-box>
        </draw:frame>
        <draw:frame presentation:style-name="pr19" draw:layer="layout" svg:width="24.108cm" svg:height="12.37cm" svg:x="1.946cm" svg:y="5.114cm" presentation:class="outline">
          <draw:text-box>
            <text:list text:style-name="L2">
              <text:list-item>
                <text:p>Demo</text:p>
              </text:list-item>
              <text:list-item>
                <text:p>Presentation</text:p>
              </text:list-item>
              <text:list-item>
                <text:p>Sit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2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Sui Generis" svg:font-family="'Sui Generi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  <style:text-properties fo:color="#000000" fo:font-size="24pt" style:font-size-asian="24pt" style:font-size-complex="24pt"/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  <style:text-properties fo:color="#000000" fo:font-size="24pt" style:font-size-asian="24pt" style:font-size-complex="24pt"/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  <style:text-properties fo:color="#000000" fo:font-size="24pt" style:font-size-asian="24pt" style:font-size-complex="24pt"/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  <style:text-properties fo:color="#000000" fo:font-size="24pt" style:font-size-asian="24pt" style:font-size-complex="24pt"/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  <style:text-properties fo:color="#000000" fo:font-size="24pt" style:font-size-asian="24pt" style:font-size-complex="24pt"/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  <style:text-properties fo:color="#000000" fo:font-size="24pt" style:font-size-asian="24pt" style:font-size-complex="24pt"/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Sui Generis" fo:font-family="'Sui Generis'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Sui Generis" fo:font-family="'Sui Generis'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Sui Generis" fo:font-family="'Sui Generis'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outline1">
      <style:graphic-properties fo:min-height="12.18cm"/>
    </style:style>
    <style:style style:name="Mpr3" style:family="presentation" style:parent-style-name="Focus-title">
      <style:graphic-properties draw:auto-grow-height="false" fo:min-height="3.50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5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ocus1-title">
      <style:graphic-properties draw:auto-grow-height="false" fo:min-height="3.507cm"/>
    </style:style>
    <style:style style:name="Mpr7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2-title">
      <style:graphic-properties draw:auto-grow-height="false" fo:min-height="3.507cm"/>
    </style:style>
    <style:style style:name="Mpr11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Focus3-title">
      <style:graphic-properties draw:auto-grow-height="false" fo:min-height="3.507cm"/>
    </style:style>
    <style:style style:name="Mpr15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6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7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Mpr2" draw:layer="backgroundobjects" svg:width="7.116cm" svg:height="6.865cm" svg:x="10.404cm" svg:y="7.07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11.221cm" svg:height="3.506cm" svg:x="1.4cm" svg:y="0.837cm" presentation:class="title">
        <draw:text-box>
          <text:p>Click to edit the title text format</text:p>
        </draw:text-box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Mpr6" draw:layer="backgroundobjects" svg:width="12.14cm" svg:height="3.506cm" svg:x="7.912cm" svg:y="3.839cm" presentation:class="title">
        <draw:text-box>
          <text:p>Click to edit the title text format</text:p>
        </draw:text-box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7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7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Mpr10" draw:layer="backgroundobjects" svg:width="18.313cm" svg:height="3.506cm" svg:x="4.903cm" svg:y="0.837cm" presentation:class="title">
        <draw:text-box>
          <text:p>Click to edit the title text format</text:p>
        </draw:text-box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11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1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1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Mpr14" draw:layer="backgroundobjects" svg:width="24.108cm" svg:height="3.333cm" svg:x="1.946cm" svg:y="1.239cm" presentation:class="title">
        <draw:text-box>
          <text:p>Click to edit the title text format</text:p>
        </draw:text-box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5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5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5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21:14:18.235853002</meta:creation-date>
    <meta:editing-duration>PT2H19M20S</meta:editing-duration>
    <meta:editing-cycles>12</meta:editing-cycles>
    <meta:generator>LibreOffice/5.4.6.2$Linux_X86_64 LibreOffice_project/40m0$Build-2</meta:generator>
    <dc:date>2018-04-21T12:02:37.800000215</dc:date>
    <meta:document-statistic meta:object-count="8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